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08c7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stdio.h&gt;</text:p>
      <text:p text:style-name="Standard">#include &lt;stdlib.h&gt;</text:p>
      <text:p text:style-name="Standard">#include &lt;string.h&gt;</text:p>
      <text:p text:style-name="Standard">#include &lt;sys/wait.h&gt;</text:p>
      <text:p text:style-name="Standard">#include &lt;unistd.h&gt;</text:p>
      <text:p text:style-name="Standard">struct Student {</text:p>
      <text:p text:style-name="Standard"><text:tab/>int roll;</text:p>
      <text:p text:style-name="Standard"><text:s/><text:tab/>float marks;</text:p>
      <text:p text:style-name="Standard">};</text:p>
      <text:p text:style-name="Standard">int main() {</text:p>
      <text:p text:style-name="Standard"><text:tab/>int v,<text:span text:style-name="T1">n,pipefd[2],count=0</text:span>;</text:p>
      <text:p text:style-name="Standard"><text:tab/>pid_t cpid;</text:p>
      <text:p text:style-name="Standard"><text:tab/>float average = 0.0;</text:p>
      <text:p text:style-name="Standard"><text:tab/>char buffer[1024],<text:span text:style-name="T1">string[1024]</text:span>;</text:p>
      <text:p text:style-name="Standard"><text:tab/>FILE *p = fopen("input", "r");</text:p>
      <text:p text:style-name="Standard"><text:tab/>FILE *q = fopen("output", "w");</text:p>
      <text:p text:style-name="Standard"><text:tab/>fscanf(p, "%d", &amp;n);</text:p>
      <text:p text:style-name="Standard"><text:tab/>struct Student student[n];</text:p>
      <text:p text:style-name="Standard"><text:tab/>for (int i = 0; i &lt; n; i++) {</text:p>
      <text:p text:style-name="Standard"><text:tab/>fscanf(p, "%d %f", &amp;student[i].roll, &amp;student[i].marks);</text:p>
      <text:p text:style-name="Standard"><text:tab/>average += student[i].marks;</text:p>
      <text:p text:style-name="Standard"><text:tab/>}</text:p>
      <text:p text:style-name="Standard"><text:tab/>average /= n;</text:p>
      <text:p text:style-name="Standard"><text:tab/>for (int i = 0; i &lt; n; i++) {</text:p>
      <text:p text:style-name="Standard"><text:tab/><text:tab/>if (student[i].marks &gt; average) count++;</text:p>
      <text:p text:style-name="Standard"><text:tab/>}</text:p>
      <text:p text:style-name="Standard"><text:tab/>sprintf(string, "Number of above average students: %d\n", count);</text:p>
      <text:p text:style-name="Standard"><text:tab/>pipe(pipefd);</text:p>
      <text:p text:style-name="Standard"><text:tab/>cpid = fork();</text:p>
      <text:p text:style-name="Standard"><text:tab/>if (cpid == 0) {</text:p>
      <text:p text:style-name="Standard"><text:tab/><text:tab/>close(pipefd[1]);</text:p>
      <text:p text:style-name="Standard"><text:tab/><text:tab/>while (read(pipefd[0], buffer, 1024) &gt; 0);</text:p>
      <text:p text:style-name="Standard"><text:tab/><text:tab/>fprintf(q, "%s", buffer);</text:p>
      <text:p text:style-name="Standard"><text:s/><text:tab/>for (int i = 0; i &lt; n; i++) {</text:p>
      <text:p text:style-name="Standard"><text:tab/><text:tab/>fprintf(q, "Roll: %d\tMarks: %f\tStatus: ", student[i].roll, student[i].marks);</text:p>
      <text:p text:style-name="Standard"><text:tab/><text:tab/>if (student[i].marks &gt; average)</text:p>
      <text:p text:style-name="Standard"><text:tab/><text:tab/><text:tab/>fprintf(q, "Above average\n");</text:p>
      <text:p text:style-name="Standard"><text:tab/> else if (student[i].marks == average)</text:p>
      <text:p text:style-name="Standard"><text:tab/><text:tab/><text:tab/>fprintf(q, "Average\n");</text:p>
      <text:p text:style-name="Standard"><text:tab/>else</text:p>
      <text:p text:style-name="Standard"><text:tab/><text:tab/>fprintf(q, "Below average\n");</text:p>
      <text:p text:style-name="Standard"><text:tab/>}</text:p>
      <text:p text:style-name="Standard"><text:tab/><text:tab/>close(pipefd[0]);</text:p>
      <text:p text:style-name="Standard"><text:tab/>} else {</text:p>
      <text:p text:style-name="Standard"><text:tab/><text:tab/>close(pipefd[0]);</text:p>
      <text:p text:style-name="Standard"><text:tab/><text:tab/>write(pipefd[1], string, strlen(string));</text:p>
      <text:p text:style-name="Standard"><text:tab/><text:tab/>close(pipefd[1]);</text:p>
      <text:p text:style-name="Standard"><text:tab/><text:tab/>wait(NULL);</text:p>
      <text:p text:style-name="Standard"><text:tab/>}</text:p>
      <text:p text:style-name="Standard"><text:tab/>return 0;</text:p>
      <text:p text:style-name="Standard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0:48:17.943738551</meta:creation-date>
    <dc:date>2018-11-12T10:50:15.996086977</dc:date>
    <meta:editing-duration>PT2M1S</meta:editing-duration>
    <meta:editing-cycles>1</meta:editing-cycles>
    <meta:document-statistic meta:table-count="0" meta:image-count="0" meta:object-count="0" meta:page-count="1" meta:paragraph-count="51" meta:word-count="162" meta:character-count="1179" meta:non-whitespace-character-count="1007"/>
    <meta:generator>LibreOffice/6.0.6.2$Linux_X86_64 LibreOffice_project/00m0$Build-2</meta:generator>
  </office:meta>
</office:document-meta>
</file>